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5af" officeooo:paragraph-rsid="000f35af"/>
    </style:style>
    <style:style style:name="P2" style:family="paragraph" style:parent-style-name="Standard">
      <style:text-properties officeooo:rsid="00109fff" officeooo:paragraph-rsid="00109fff"/>
    </style:style>
    <style:style style:name="P3" style:family="paragraph" style:parent-style-name="Standard">
      <style:text-properties officeooo:rsid="000f35af" officeooo:paragraph-rsid="000f35af"/>
    </style:style>
    <style:style style:name="P4" style:family="paragraph" style:parent-style-name="Standard">
      <style:text-properties officeooo:rsid="001365d7" officeooo:paragraph-rsid="001365d7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>
      <style:text-properties officeooo:rsid="00109fff" officeooo:paragraph-rsid="00109fff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11e59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1bdcb" officeooo:paragraph-rsid="0011bdcb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1bdcb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officeooo:rsid="0012a615" officeooo:paragraph-rsid="0012a615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2a615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1bdcb" fo:background-color="transparent" loext:char-shading-value="0"/>
    </style:style>
    <style:style style:name="T3" style:family="text">
      <style:text-properties officeooo:rsid="0012a615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niel Ojeda Martel</text:p>
      <text:p text:style-name="P1"/>
      <text:p text:style-name="P1">¿Qué son las configuraciones RAID de un disco duro?</text:p>
      <text:p text:style-name="P1">Niveles RAID que existen y la definición de cada uno de ellos.</text:p>
      <text:p text:style-name="P1"/>
      <text:p text:style-name="P2">Busca en Internet en varias fuentes, contrasta lo que encuentres. En el libro, lo verás en la página 49.</text:p>
      <text:p text:style-name="P2"/>
      <text:p text:style-name="P2"/>
      <text:p text:style-name="P6"><text:bookmark text:name="docs-internal-guid-8047cb11-7fff-4440-5995-3bcf8015134b"/>Configuraciones Raid</text:p>
      <text:p text:style-name="Text_20_body"/>
      <text:p text:style-name="P7">Es un tipo de almacenamiento en el que los datos se escriben en varios discos dentro de un mismo sistema<text:bookmark text:name="docs-internal-guid-c0eb6a8b-7fff-5470-8f3f-70317498ce73"/> entre los que los datos se replican o distribuyen.</text:p>
      <text:p text:style-name="P7">El objetivo final de RAID es ofrecer al usuario una mayor capacidad de almacenamiento, redundancia de datos para evitar la pérdida de estos y proporcionar mayor velocidad de lectura y escritura de datos que si solamente tuviéramos un disco duro.</text:p>
      <text:p text:style-name="Text_20_body"/>
      <text:p text:style-name="P9"><text:span text:style-name="T1">Raid 0 </text:span><text:span text:style-name="T2">o conjunto dividido</text:span><text:span text:style-name="T1">:</text:span></text:p>
      <text:p text:style-name="P9"><text:span text:style-name="T1">En este caso, no tenemos redundancia de datos, ya que la función de este nivel es la de distribuir los datos que se almacenan entre los distintos discos duros. </text:span><text:span text:style-name="T2">Su objetivo es proporcionar buenas velocidades de acceso.</text:span></text:p>
      <text:p text:style-name="P5"><text:span text:style-name="T2"/></text:p>
      <text:p text:style-name="P8"><text:span text:style-name="T1">Raid 1 o mirroring:</text:span></text:p>
      <text:p text:style-name="P8"><text:span text:style-name="T1">De las más usadas para proporcionar redundancia de datos y por lo tanto, tolerancia a los fallos. En este caso, se crea un almacén de datos duplicado. Al almacenar un dato, se replica automáticamente <text:s/>en su unidad espejo.</text:span></text:p>
      <text:p text:style-name="P8"><text:span text:style-name="T1"/></text:p>
      <text:p text:style-name="P8"><text:span text:style-name="T1">Raid 5 o sistema distribuido con paridad:</text:span></text:p>
      <text:p text:style-name="P10"><text:span text:style-name="T1">La información es almacenada <text:s/>de forma dividida en bloques que se reparten entre los discos Raid.</text:span></text:p>
      <text:p text:style-name="P11"><text:span text:style-name="T3">Pero además se genera un bloque de paridad para asegurar la redundancia y poder reconstruir la información en caso de que un disco duro se corrompa. Este bloque se encuentra en una unidad diferente.</text:span></text:p>
      <text:p text:style-name="P11"><text:span text:style-name="T3"/></text:p>
      <text:p text:style-name="P11"><text:span text:style-name="T3">Raid 6:</text:span></text:p>
      <text:p text:style-name="P10"><text:span text:style-name="T1">Aplicación del Raid 5, en el que hay otros dos bloques de paridad.</text:span></text:p>
      <text:p text:style-name="P10"><text:span text:style-name="T1"/></text:p>
      <text:p text:style-name="P10"><text:span text:style-name="T1">Raid anidados: </text:span></text:p>
      <text:p text:style-name="P10"><text:soft-page-break/><text:span text:style-name="T1">Estos niveles son Raid que contienen otro raid, que funcionan de forma distinta. Así se dan distintas capas de raid y que combinan sus capacidad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9:34:10.225000000</meta:creation-date>
    <dc:date>2023-11-06T20:35:04.156000000</dc:date>
    <meta:editing-duration>PT4M2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8" meta:word-count="297" meta:character-count="1711" meta:non-whitespace-character-count="1429"/>
  </office:meta>
</office:document-meta>
</file>